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ga Ultra Ping Pong Deluxe (M.U.P.P.D.) É um novo olhar na era retro dos jogos</text:p>
      <text:p text:style-name="P1"/>
      <text:p text:style-name="P1">É um jogo de ping pong com modificadores que mudam completamente a jogabilidade. Eles fazem muitas coisas, desde modificar a física do jogo e servirem de “power ups”. Pode se configurar quais <text:s/>podem aparecer no jogo.</text:p>
      <text:p text:style-name="P1"/>
      <text:p text:style-name="P1">Essa versão deve funcionar com qualquer dispositivo com Android 2.2 ou superior. O M.U.P.P.D ainda é beta, se você achar algum bug ou o jogo não funcionar por favor mande um e-mail para nos que consertaremos o mais breve possível.</text:p>
      <text:p text:style-name="P1"/>
      <text:p text:style-name="P1">Esse jogo suporta 2 jogadores se o dispositivo suporta múltiplos toques.</text:p>
      <text:p text:style-name="P1"/>
      <text:p text:style-name="P1">Se você gostou, por favor comente ou qualifique!</text:p>
      <text:p text:style-name="P1"/>
      <text:p text:style-name="P1">Obrigado. </text:p>
      <text:p text:style-name="P1"/>
      <text:p text:style-name="P2">email: mindthegapgames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6:38:58.55</meta:creation-date>
    <meta:generator>LibreOffice/3.5$Windows_x86 LibreOffice_project/7122e39-92ed229-498d286-15e43b4-d70da21</meta:generator>
    <dc:date>2012-11-06T17:11:27.14</dc:date>
    <meta:editing-duration>PT23M35S</meta:editing-duration>
    <meta:editing-cycles>4</meta:editing-cycles>
    <meta:document-statistic meta:table-count="0" meta:image-count="0" meta:object-count="0" meta:page-count="1" meta:paragraph-count="7" meta:word-count="113" meta:character-count="687" meta:non-whitespace-character-count="579"/>
  </office:meta>
</office:document-meta>
</file>